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004cm" svg:x="4.846cm" svg:y="0.239cm">
            <draw:object draw:notify-on-update-of-ranges="Sheet1.A1:Sheet1.A2 Sheet1.A3:Sheet1.A12 Sheet1.B1:Sheet1.B2 Sheet1.B3:Sheet1.B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1"/>
        <table:table-row table:style-name="ro1">
          <table:table-cell office:value-type="string" calcext:value-type="string" table:number-columns-spanned="2" table:number-rows-spanned="1">
            <text:p>Heap Sort</text:p>
          </table:table-cell>
          <table:covered-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T(n)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0252" calcext:value-type="float">
            <text:p>0.00025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539" calcext:value-type="float">
            <text:p>0.000539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000929" calcext:value-type="float">
            <text:p>0.000929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001386" calcext:value-type="float">
            <text:p>0.001386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001319" calcext:value-type="float">
            <text:p>0.001319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001282" calcext:value-type="float">
            <text:p>0.001282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001423" calcext:value-type="float">
            <text:p>0.001423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001629" calcext:value-type="float">
            <text:p>0.001629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001826" calcext:value-type="float">
            <text:p>0.0018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7T12:06:00.895282628</meta:creation-date>
    <dc:date>2021-06-07T12:09:32.619160711</dc:date>
    <meta:editing-duration>PT3M32S</meta:editing-duration>
    <meta:editing-cycles>2</meta:editing-cycles>
    <meta:generator>LibreOffice/6.4.6.2$Linux_X86_64 LibreOffice_project/40$Build-2</meta:generator>
    <meta:document-statistic meta:table-count="1" meta:cell-count="23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6.924cm" svg:y="0.316cm" chart:style-name="ch2">
          <text:p>Heap Sort</text:p>
        </chart:title>
        <chart:subtitle svg:x="7.148cm" svg:y="1.275cm" chart:style-name="ch3">
          <text:p>n vs T(n)</text:p>
        </chart:subtitle>
        <chart:plot-area chart:style-name="ch4" table:cell-range-address="Sheet1.A1:Sheet1.B12" chart:data-source-has-labels="row" svg:x="1.33cm" svg:y="2.138cm" svg:width="14.349cm" svg:height="5.706cm">
          <chartooo:coordinate-region svg:x="2.613cm" svg:y="2.337cm" svg:width="12.694cm" svg:height="4.86cm"/>
          <chart:axis chart:dimension="x" chart:name="primary-x" chart:style-name="ch5">
            <chart:title svg:x="8.354cm" svg:y="8.024cm" chart:style-name="ch6">
              <text:p>n</text:p>
            </chart:title>
          </chart:axis>
          <chart:axis chart:dimension="y" chart:name="primary-y" chart:style-name="ch5">
            <chart:title svg:x="0.451cm" svg:y="5.339cm" chart:style-name="ch7">
              <text:p>T(n)</text:p>
            </chart:title>
            <chart:grid chart:style-name="ch8" chart:class="major"/>
          </chart:axis>
          <chart:series chart:style-name="ch9" chart:values-cell-range-address="Sheet1.B3:Sheet1.B12" chart:label-cell-address="Sheet1.B1:Sheet1.B2" chart:class="chart:scatter">
            <chart:domain table:cell-range-address="Sheet1.A3:Sheet1.A12"/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(n)</text:p>
                <text:list>
                  <text:list-item>
                    <text:p/>
                  </text:list-item>
                  <text:list-item>
                    <text:p>T(n)</text:p>
                  </text:list-item>
                </text:list>
                <draw:g>
                  <svg:desc>Sheet1.B1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Sheet1.A3:Sheet1.A12</svg:desc>
                </draw:g>
              </table:table-cell>
              <table:table-cell office:value-type="float" office:value="0.000252">
                <text:p>0.000252</text:p>
                <draw:g>
                  <svg:desc>Sheet1.B3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000539">
                <text:p>0.0005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0.000929">
                <text:p>0.0009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0">
                <text:p>2000</text:p>
              </table:table-cell>
              <table:table-cell office:value-type="float" office:value="0.001139">
                <text:p>0.0011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0">
                <text:p>2500</text:p>
              </table:table-cell>
              <table:table-cell office:value-type="float" office:value="0.001386">
                <text:p>0.0013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00">
                <text:p>3000</text:p>
              </table:table-cell>
              <table:table-cell office:value-type="float" office:value="0.001319">
                <text:p>0.0013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00">
                <text:p>3500</text:p>
              </table:table-cell>
              <table:table-cell office:value-type="float" office:value="0.001282">
                <text:p>0.0012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00">
                <text:p>4000</text:p>
              </table:table-cell>
              <table:table-cell office:value-type="float" office:value="0.001423">
                <text:p>0.0014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00">
                <text:p>4500</text:p>
              </table:table-cell>
              <table:table-cell office:value-type="float" office:value="0.001629">
                <text:p>0.0016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00">
                <text:p>5000</text:p>
              </table:table-cell>
              <table:table-cell office:value-type="float" office:value="0.001826">
                <text:p>0.0018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